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0db0"/>
    </style:style>
    <style:style style:name="P2" style:family="paragraph" style:parent-style-name="Standard">
      <style:text-properties officeooo:paragraph-rsid="001c0597"/>
    </style:style>
  </office:automatic-styles>
  <office:body>
    <office:text text:use-soft-page-breaks="true">
      <text:tracked-changes>
        <text:changed-region xml:id="ct94279996511360" text:id="ct94279996511360">
          <text:insertion>
            <office:change-info>
              <dc:creator>Unknown Author</dc:creator>
              <dc:date>2021-09-05T10:41:17</dc:date>
            </office:change-info>
          </text:insertion>
        </text:changed-region>
        <text:changed-region xml:id="ct94279996461936" text:id="ct94279996461936">
          <text:insertion>
            <office:change-info>
              <dc:creator>Unknown Author</dc:creator>
              <dc:date>2021-09-05T10:39:55</dc:date>
            </office:change-info>
          </text:insertion>
        </text:changed-region>
        <text:changed-region xml:id="ct94279996057600" text:id="ct94279996057600">
          <text:insertion>
            <office:change-info>
              <dc:creator>Unknown Author</dc:creator>
              <dc:date>2021-09-05T10:40:07</dc:date>
            </office:change-info>
          </text:insertion>
        </text:changed-region>
        <text:changed-region xml:id="ct94279997931008" text:id="ct94279997931008">
          <text:insertion>
            <office:change-info>
              <dc:creator>Unknown Author</dc:creator>
              <dc:date>2021-09-05T10:41:28</dc:date>
            </office:change-info>
          </text:insertion>
        </text:changed-region>
        <text:changed-region xml:id="ct94279897934672" text:id="ct94279897934672">
          <text:insertion>
            <office:change-info>
              <dc:creator>Unknown Author</dc:creator>
              <dc:date>2021-09-05T10:49:23</dc:date>
            </office:change-info>
          </text:insertion>
        </text:changed-region>
        <text:changed-region xml:id="ct94279947507456" text:id="ct94279947507456">
          <text:insertion>
            <office:change-info>
              <dc:creator>Unknown Author</dc:creator>
              <dc:date>2021-09-05T10:53:01</dc:date>
            </office:change-info>
          </text:insertion>
        </text:changed-region>
        <text:changed-region xml:id="ct94280014812944" text:id="ct94280014812944">
          <text:insertion>
            <office:change-info>
              <dc:creator>Unknown Author</dc:creator>
              <dc:date>2021-09-05T10:54:18</dc:date>
            </office:change-info>
          </text:insertion>
        </text:changed-region>
        <text:changed-region xml:id="ct94280014835440" text:id="ct94280014835440">
          <text:insertion>
            <office:change-info>
              <dc:creator>Unknown Author</dc:creator>
              <dc:date>2021-09-05T10:57:27</dc:date>
            </office:change-info>
          </text:insertion>
        </text:changed-region>
        <text:changed-region xml:id="ct94279982069008" text:id="ct94279982069008">
          <text:insertion>
            <office:change-info>
              <dc:creator>Unknown Author</dc:creator>
              <dc:date>2021-09-05T11:11:21</dc:date>
            </office:change-info>
          </text:insertion>
        </text:changed-region>
        <text:changed-region xml:id="ct94279970884848" text:id="ct94279970884848">
          <text:insertion>
            <office:change-info>
              <dc:creator>Unknown Author</dc:creator>
              <dc:date>2021-09-05T11:14:58</dc:date>
            </office:change-info>
          </text:insertion>
        </text:changed-region>
        <text:changed-region xml:id="ct94279997188736" text:id="ct94279997188736">
          <text:insertion>
            <office:change-info>
              <dc:creator>Unknown Author</dc:creator>
              <dc:date>2021-09-05T11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😃 Juda yaxshi birgalikda buyrutma beramizmi?</text:p>
      <text:p text:style-name="Standard">😃 Привет, оформим вместе заказ?</text:p>
      <text:p text:style-name="Standard"/>
      <text:p text:style-name="Standard"/>
      <text:p text:style-name="Standard">Bizning botda elektron hamyon ochish uchun quyidagi qo'llanmaga amal qiling.</text:p>
      <text:p text:style-name="Standard">Чтобы создать кошелек на нашем боте, вам необходимо следовать этому руководству</text:p>
      <text:p text:style-name="Standard"/>
      <text:p text:style-name="Standard"/>
      <text:p text:style-name="Standard">Telefon raqamingiz qanday ? Telefon raqamingizni jo'natish uchun quyidagi \"Raqamni jo'natish\" tugmasini bosing.</text:p>
      <text:p text:style-name="Standard">Какой у тебя номер телефона? Для отправки номера телефона нажмите кнопку \"Отправить номер телефона \" ниже.</text:p>
      <text:p text:style-name="Standard"/>
      <text:p text:style-name="Standard">Iltimos yaroqli tilni tanlang!\n\nПожалуйста, введите правильный язык!</text:p>
      <text:p text:style-name="Standard"/>
      <text:p text:style-name="Standard">Kod jo'natildi. Akkauntni aktiv holga keltirish uchun kodni jo'nating.</text:p>
      <text:p text:style-name="Standard">Присылается смс-код. Пожалуйста, введите отправленный вам код.</text:p>
      <text:p text:style-name="Standard"/>
      <text:p text:style-name="Standard">Sizning aktivatsiya kodingiz : {code}</text:p>
      <text:p text:style-name="Standard">Ваш код активации: {code}.</text:p>
      <text:p text:style-name="Standard"/>
      <text:p text:style-name="P1">"Telefon raqamni o'zgartirish", "Kodni qayta jo'natish"</text:p>
      <text:p text:style-name="P2">"Сменить номер телефона", "Отправить код еще раз"<text:change-start text:change-id="ct94279996511360"/></text:p>
      <text:p text:style-name="P2"><text:change-end text:change-id="ct94279996511360"/><text:change-start text:change-id="ct94279996461936"/></text:p>
      <text:p text:style-name="Standard">⬅️Ortga</text:p>
      <text:p text:style-name="P2"><text:change-end text:change-id="ct94279996461936"/><text:change-start text:change-id="ct94279996057600"/>⬅️Назад<text:change-end text:change-id="ct94279996057600"/><text:change-start text:change-id="ct94279997931008"/></text:p>
      <text:p text:style-name="P2">⚙️Настройки</text:p>
      <text:p text:style-name="P2">⚙️Sozlamalar</text:p>
      <text:p text:style-name="P2">📥Savat</text:p>
      <text:p text:style-name="P2">📥Корзина<text:change-end text:change-id="ct94279997931008"/><text:change-start text:change-id="ct94279897934672"/></text:p>
      <text:p text:style-name="P2"/>
      <text:p text:style-name="P2">Narx :</text:p>
      <text:p text:style-name="P2">Цена :</text:p>
      <text:p text:style-name="P2"><text:change-end text:change-id="ct94279897934672"/><text:change-start text:change-id="ct94279947507456"/></text:p>
      <text:p text:style-name="P2"/>
      <text:p text:style-name="P2">🔄Очистить</text:p>
      <text:p text:style-name="P2">🔄Tozalash<text:change-end text:change-id="ct94279947507456"/><text:change-start text:change-id="ct94280014812944"/></text:p>
      <text:p text:style-name="P2"/>
      <text:p text:style-name="P2">🚖Оформить заказ</text:p>
      <text:p text:style-name="P2">🚖Buyurtma berish<text:change-end text:change-id="ct94280014812944"/><text:change-start text:change-id="ct94280014835440"/></text:p>
      <text:p text:style-name="P2"/>
      <text:p text:style-name="P2">Выберите продукт</text:p>
      <text:p text:style-name="P2">Mahsulot tanlang<text:change-end text:change-id="ct94280014835440"/><text:change-start text:change-id="ct94279982069008"/></text:p>
      <text:p text:style-name="P2"/>
      <text:p text:style-name="P2">Главное меню</text:p>
      <text:p text:style-name="P2">Bosh menyu<text:change-end text:change-id="ct94279982069008"/><text:change-start text:change-id="ct94279970884848"/></text:p>
      <text:p text:style-name="P2"/>
      <text:p text:style-name="P2"/>
      <text:p text:style-name="P2">🏃Самовывоз</text:p>
      <text:p text:style-name="P2"><text:change-end text:change-id="ct94279970884848"/><text:change-start text:change-id="ct94279997188736"/>🏃Olib ketish</text:p>
      <text:p text:style-name="P2"/>
      <text:p text:style-name="P2">🚖Доставка</text:p>
      <text:p text:style-name="P2"><text:soft-page-break/>🚖Yetkazib berish<text:change-end text:change-id="ct9427999718873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5T10:27:08.187240488</meta:creation-date>
    <dc:date>2021-09-05T13:34:06.666561207</dc:date>
    <meta:editing-duration>PT2H5M44S</meta:editing-duration>
    <meta:editing-cycles>1</meta:editing-cycles>
    <meta:document-statistic meta:table-count="0" meta:image-count="0" meta:object-count="0" meta:page-count="2" meta:paragraph-count="33" meta:word-count="136" meta:character-count="1029" meta:non-whitespace-character-count="926"/>
    <meta:generator>LibreOffice/7.1.2.2$Linux_X86_64 LibreOffice_project/10$Build-2</meta:generator>
  </office:meta>
</office:document-meta>
</file>